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2023-04-1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2020-03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2017-08-02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2014-03-1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2011-02-24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2008-02-21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2005-02-0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2002-01-2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99-05-03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96-08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9-04-10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8-04-18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7-04-0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6-03-2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5-04-03 0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4-03-27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3-03-2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2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1-03-3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8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9-03-1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8-04-0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7-04-11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6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5-04-0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4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3-05-02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2-03-2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1-04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70-04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9-04-1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8-03-2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7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6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5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4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2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2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464" calcext:value-type="float">
            <text:p>-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0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60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9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9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8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8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8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808" calcext:value-type="float">
            <text:p>-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453093275601</text:p>
          </table:table-cell>
          <table:table-cell office:value-type="string" calcext:value-type="string">
            <text:p>1958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